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f64b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24ff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3867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6da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6b45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7aac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9010d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98c65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a1b04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53199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7aac8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98c65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924ff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938679" officeooo:paragraph-rsid="00938679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3199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6da4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7aac8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98c65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56da4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6b451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9010d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a1b04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96b451" officeooo:paragraph-rsid="0096b451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97aac8" officeooo:paragraph-rsid="0099010d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97aac8" officeooo:paragraph-rsid="00998c65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99010d" officeooo:paragraph-rsid="0099010d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991142" officeooo:paragraph-rsid="00991142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998c65" officeooo:paragraph-rsid="00998c65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9a1b04" officeooo:paragraph-rsid="009a1b04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9c10c9" officeooo:paragraph-rsid="009c10c9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officeooo:paragraph-rsid="00469e73"/>
    </style:style>
    <style:style style:name="P186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87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22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7aac8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3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3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3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4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4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4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4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4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4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4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4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4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4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5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51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52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53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54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55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56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57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58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59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60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61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62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63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64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65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66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67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6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6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70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71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72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73" style:family="paragraph" style:parent-style-name="Standard">
      <style:paragraph-properties fo:text-align="start" style:justify-single-word="false"/>
      <style:text-properties fo:font-size="12pt" fo:font-weight="normal" officeooo:rsid="0097aac8" officeooo:paragraph-rsid="009a1b04" style:font-size-asian="10.5pt" style:font-weight-asian="normal" style:font-size-complex="12pt" style:font-weight-complex="normal"/>
    </style:style>
    <style:style style:name="P274" style:family="paragraph" style:parent-style-name="Standard">
      <style:paragraph-properties fo:text-align="start" style:justify-single-word="false"/>
      <style:text-properties fo:font-size="12pt" fo:font-weight="normal" officeooo:rsid="0097aac8" officeooo:paragraph-rsid="009e0d21" style:font-size-asian="10.5pt" style:font-weight-asian="normal" style:font-size-complex="12pt" style:font-weight-complex="normal"/>
    </style:style>
    <style:style style:name="P275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e0d21" style:font-size-asian="10.5pt" style:font-weight-asian="normal" style:font-size-complex="12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font-size="12pt" fo:font-weight="normal" officeooo:rsid="009c10c9" officeooo:paragraph-rsid="009e0d21" style:font-size-asian="10.5pt" style:font-weight-asian="normal" style:font-size-complex="12pt" style:font-weight-complex="normal"/>
    </style:style>
    <style:style style:name="P277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e0d21" style:font-size-asian="10.5pt" style:font-weight-asian="normal" style:font-size-complex="12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e0d21" style:font-size-asian="10.5pt" style:font-weight-asian="normal" style:font-size-complex="12pt" style:font-weight-complex="normal"/>
    </style:style>
    <style:style style:name="P279" style:family="paragraph" style:parent-style-name="Standard">
      <style:paragraph-properties fo:text-align="start" style:justify-single-word="false"/>
      <style:text-properties fo:font-size="12pt" fo:font-weight="normal" officeooo:rsid="00998c65" officeooo:paragraph-rsid="009e0d21" style:font-size-asian="10.5pt" style:font-weight-asian="normal" style:font-size-complex="12pt" style:font-weight-complex="normal"/>
    </style:style>
    <style:style style:name="P280" style:family="paragraph" style:parent-style-name="Standard">
      <style:paragraph-properties fo:text-align="start" style:justify-single-word="false"/>
      <style:text-properties fo:font-size="12pt" fo:font-weight="normal" officeooo:rsid="009e0d21" officeooo:paragraph-rsid="009e0d21" style:font-size-asian="10.5pt" style:font-weight-asian="normal" style:font-size-complex="12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e0d21" style:font-size-asian="10.5pt" style:font-weight-asian="bold" style:font-size-complex="12pt" style:font-weight-complex="bold"/>
    </style:style>
    <style:style style:name="P282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28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e0d21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weight="normal" officeooo:rsid="008c475c" style:font-weight-asian="normal" style:font-weight-complex="normal"/>
    </style:style>
    <style:style style:name="T21" style:family="text">
      <style:text-properties fo:font-weight="normal" officeooo:rsid="00924ff4" style:font-weight-asian="normal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97aac8" style:font-size-asian="10.5pt" style:font-weight-asian="normal" style:font-size-complex="12pt" style:font-weight-complex="normal"/>
    </style:style>
    <style:style style:name="T30" style:family="text">
      <style:text-properties fo:font-size="12pt" style:font-size-asian="10.5pt" style:font-size-complex="12pt"/>
    </style:style>
    <style:style style:name="T31" style:family="text">
      <style:text-properties fo:font-size="12pt" officeooo:rsid="002b3e77" style:font-size-asian="10.5pt" style:font-size-complex="12pt"/>
    </style:style>
    <style:style style:name="T32" style:family="text">
      <style:text-properties fo:font-size="12pt" officeooo:rsid="00486edb" style:font-size-asian="10.5pt" style:font-size-complex="12pt"/>
    </style:style>
    <style:style style:name="T33" style:family="text">
      <style:text-properties fo:font-size="12pt" officeooo:rsid="00335337" style:font-size-asian="10.5pt" style:font-size-complex="12pt"/>
    </style:style>
    <style:style style:name="T34" style:family="text">
      <style:text-properties fo:font-size="12pt" officeooo:rsid="002b0c67" style:font-size-asian="10.5pt" style:font-size-complex="12pt"/>
    </style:style>
    <style:style style:name="T35" style:family="text">
      <style:text-properties fo:font-size="12pt" officeooo:rsid="004a7bfc" style:font-size-asian="10.5pt" style:font-size-complex="12pt"/>
    </style:style>
    <style:style style:name="T36" style:family="text">
      <style:text-properties fo:font-size="12pt" officeooo:rsid="00527044" style:font-size-asian="10.5pt" style:font-size-complex="12pt"/>
    </style:style>
    <style:style style:name="T37" style:family="text">
      <style:text-properties fo:font-size="12pt" officeooo:rsid="00546cea" style:font-size-asian="10.5pt" style:font-size-complex="12pt"/>
    </style:style>
    <style:style style:name="T38" style:family="text">
      <style:text-properties fo:font-size="12pt" officeooo:rsid="0055bf67" style:font-size-asian="10.5pt" style:font-size-complex="12pt"/>
    </style:style>
    <style:style style:name="T39" style:family="text">
      <style:text-properties fo:font-size="12pt" officeooo:rsid="00591212" style:font-size-asian="10.5pt" style:font-size-complex="12pt"/>
    </style:style>
    <style:style style:name="T40" style:family="text">
      <style:text-properties fo:font-size="12pt" officeooo:rsid="00597b44" style:font-size-asian="10.5pt" style:font-size-complex="12pt"/>
    </style:style>
    <style:style style:name="T41" style:family="text">
      <style:text-properties fo:font-size="12pt" officeooo:rsid="0059c8de" style:font-size-asian="10.5pt" style:font-size-complex="12pt"/>
    </style:style>
    <style:style style:name="T42" style:family="text">
      <style:text-properties fo:font-size="12pt" officeooo:rsid="005b1080" style:font-size-asian="10.5pt" style:font-size-complex="12pt"/>
    </style:style>
    <style:style style:name="T43" style:family="text">
      <style:text-properties fo:font-size="12pt" officeooo:rsid="005c2d08" style:font-size-asian="10.5pt" style:font-size-complex="12pt"/>
    </style:style>
    <style:style style:name="T44" style:family="text">
      <style:text-properties fo:font-size="12pt" officeooo:rsid="005cf306" style:font-size-asian="10.5pt" style:font-size-complex="12pt"/>
    </style:style>
    <style:style style:name="T45" style:family="text">
      <style:text-properties fo:font-size="12pt" officeooo:rsid="00619e73" style:font-size-asian="10.5pt" style:font-size-complex="12pt"/>
    </style:style>
    <style:style style:name="T46" style:family="text">
      <style:text-properties fo:font-size="12pt" officeooo:rsid="00637d9f" style:font-size-asian="10.5pt" style:font-size-complex="12pt"/>
    </style:style>
    <style:style style:name="T47" style:family="text">
      <style:text-properties fo:font-size="12pt" officeooo:rsid="0066a172" style:font-size-asian="10.5pt" style:font-size-complex="12pt"/>
    </style:style>
    <style:style style:name="T48" style:family="text">
      <style:text-properties fo:font-size="12pt" officeooo:rsid="00683a17" style:font-size-asian="10.5pt" style:font-size-complex="12pt"/>
    </style:style>
    <style:style style:name="T49" style:family="text">
      <style:text-properties fo:font-size="12pt" officeooo:rsid="006a0d89" style:font-size-asian="10.5pt" style:font-size-complex="12pt"/>
    </style:style>
    <style:style style:name="T50" style:family="text">
      <style:text-properties fo:font-size="12pt" officeooo:rsid="006a4e42" style:font-size-asian="10.5pt" style:font-size-complex="12pt"/>
    </style:style>
    <style:style style:name="T51" style:family="text">
      <style:text-properties fo:font-size="12pt" officeooo:rsid="006dcc14" style:font-size-asian="10.5pt" style:font-size-complex="12pt"/>
    </style:style>
    <style:style style:name="T52" style:family="text">
      <style:text-properties fo:font-size="12pt" officeooo:rsid="006ed683" style:font-size-asian="10.5pt" style:font-size-complex="12pt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officeooo:rsid="00469e73"/>
    </style:style>
    <style:style style:name="T55" style:family="text">
      <style:text-properties style:font-name="Liberation Serif" officeooo:rsid="006dcc14"/>
    </style:style>
    <style:style style:name="T56" style:family="text">
      <style:text-properties officeooo:rsid="0046e4b3"/>
    </style:style>
    <style:style style:name="T57" style:family="text">
      <style:text-properties officeooo:rsid="00486edb"/>
    </style:style>
    <style:style style:name="T58" style:family="text">
      <style:text-properties officeooo:rsid="004a7bfc"/>
    </style:style>
    <style:style style:name="T59" style:family="text">
      <style:text-properties officeooo:rsid="004b7e53"/>
    </style:style>
    <style:style style:name="T60" style:family="text">
      <style:text-properties officeooo:rsid="005039e1"/>
    </style:style>
    <style:style style:name="T61" style:family="text">
      <style:text-properties officeooo:rsid="00527044"/>
    </style:style>
    <style:style style:name="T62" style:family="text">
      <style:text-properties officeooo:rsid="0054517a"/>
    </style:style>
    <style:style style:name="T63" style:family="text">
      <style:text-properties officeooo:rsid="00546cea"/>
    </style:style>
    <style:style style:name="T64" style:family="text">
      <style:text-properties officeooo:rsid="0055bf67"/>
    </style:style>
    <style:style style:name="T65" style:family="text">
      <style:text-properties officeooo:rsid="004c20d1"/>
    </style:style>
    <style:style style:name="T66" style:family="text">
      <style:text-properties officeooo:rsid="00591212"/>
    </style:style>
    <style:style style:name="T67" style:family="text">
      <style:text-properties officeooo:rsid="005b1080"/>
    </style:style>
    <style:style style:name="T68" style:family="text">
      <style:text-properties officeooo:rsid="005c2d08"/>
    </style:style>
    <style:style style:name="T69" style:family="text">
      <style:text-properties officeooo:rsid="005f2823"/>
    </style:style>
    <style:style style:name="T70" style:family="text">
      <style:text-properties officeooo:rsid="0059c8de"/>
    </style:style>
    <style:style style:name="T71" style:family="text">
      <style:text-properties officeooo:rsid="00638079"/>
    </style:style>
    <style:style style:name="T72" style:family="text">
      <style:text-properties officeooo:rsid="0066a172"/>
    </style:style>
    <style:style style:name="T73" style:family="text">
      <style:text-properties officeooo:rsid="006ed683"/>
    </style:style>
    <style:style style:name="T74" style:family="text">
      <style:text-properties officeooo:rsid="006dcc14"/>
    </style:style>
    <style:style style:name="T75" style:family="text">
      <style:text-properties officeooo:rsid="00709615"/>
    </style:style>
    <style:style style:name="T76" style:family="text">
      <style:text-properties officeooo:rsid="0071b84a"/>
    </style:style>
    <style:style style:name="T77" style:family="text">
      <style:text-properties officeooo:rsid="0072794f"/>
    </style:style>
    <style:style style:name="T78" style:family="text">
      <style:text-properties officeooo:rsid="0075d340"/>
    </style:style>
    <style:style style:name="T79" style:family="text">
      <style:text-properties officeooo:rsid="00773624"/>
    </style:style>
    <style:style style:name="T80" style:family="text">
      <style:text-properties officeooo:rsid="007930bb"/>
    </style:style>
    <style:style style:name="T81" style:family="text">
      <style:text-properties officeooo:rsid="007aae07"/>
    </style:style>
    <style:style style:name="T82" style:family="text">
      <style:text-properties officeooo:rsid="007b3dc0"/>
    </style:style>
    <style:style style:name="T83" style:family="text">
      <style:text-properties officeooo:rsid="007bd817"/>
    </style:style>
    <style:style style:name="T84" style:family="text">
      <style:text-properties officeooo:rsid="008047df"/>
    </style:style>
    <style:style style:name="T85" style:family="text">
      <style:text-properties officeooo:rsid="008157fc"/>
    </style:style>
    <style:style style:name="T86" style:family="text">
      <style:text-properties officeooo:rsid="0081c9a7"/>
    </style:style>
    <style:style style:name="T87" style:family="text">
      <style:text-properties officeooo:rsid="0082b1ae"/>
    </style:style>
    <style:style style:name="T88" style:family="text">
      <style:text-properties officeooo:rsid="00840774"/>
    </style:style>
    <style:style style:name="T89" style:family="text">
      <style:text-properties officeooo:rsid="00853190"/>
    </style:style>
    <style:style style:name="T90" style:family="text">
      <style:text-properties officeooo:rsid="0088f959"/>
    </style:style>
    <style:style style:name="T91" style:family="text">
      <style:text-properties officeooo:rsid="008a3940"/>
    </style:style>
    <style:style style:name="T92" style:family="text">
      <style:text-properties officeooo:rsid="008c475c"/>
    </style:style>
    <style:style style:name="T93" style:family="text">
      <style:text-properties officeooo:rsid="008f64bd"/>
    </style:style>
    <style:style style:name="T94" style:family="text">
      <style:text-properties officeooo:rsid="009100a0"/>
    </style:style>
    <style:style style:name="T95" style:family="text">
      <style:text-properties officeooo:rsid="00924ff4"/>
    </style:style>
    <style:style style:name="T96" style:family="text">
      <style:text-properties officeooo:rsid="00938679"/>
    </style:style>
    <style:style style:name="T97" style:family="text">
      <style:text-properties officeooo:rsid="00953199"/>
    </style:style>
    <style:style style:name="T98" style:family="text">
      <style:text-properties officeooo:rsid="008753a3"/>
    </style:style>
    <style:style style:name="T99" style:family="text">
      <style:text-properties officeooo:rsid="00956da4"/>
    </style:style>
    <style:style style:name="T100" style:family="text">
      <style:text-properties officeooo:rsid="0096b451"/>
    </style:style>
    <style:style style:name="T101" style:family="text">
      <style:text-properties officeooo:rsid="0097aac8"/>
    </style:style>
    <style:style style:name="T102" style:family="text">
      <style:text-properties officeooo:rsid="0099010d"/>
    </style:style>
    <style:style style:name="T103" style:family="text">
      <style:text-properties officeooo:rsid="00998c65"/>
    </style:style>
    <style:style style:name="T104" style:family="text">
      <style:text-properties officeooo:rsid="009a1b04"/>
    </style:style>
    <style:style style:name="T105" style:family="text">
      <style:text-properties officeooo:rsid="009e0d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8"/>
      <text:p text:style-name="P48">Presentació assignatura</text:p>
      <text:p text:style-name="P58">Comentem web assignatura</text:p>
      <text:p text:style-name="P71">Comentem unitats </text:p>
      <text:list xml:id="list8441027278922514773" text:style-name="L1">
        <text:list-item>
          <text:p text:style-name="P237"><text:a xlink:type="simple" xlink:href="https://paulinoposada.github.io/web_e/web_e_2425/documents/apunts/unitat_1_ley_ohm/e_apunts_ud_1_1_gs.pdf">1.1 Circuit elèctric</text:a></text:p>
        </text:list-item>
        <text:list-item>
          <text:p text:style-name="P237"><text:a xlink:type="simple" xlink:href="https://paulinoposada.github.io/web_e/web_e_2425/documents/apunts/unitat_1_ley_ohm/e_apunts_ud_1_2_gs.pdf">1.2 Llei d'ohm</text:a></text:p>
        </text:list-item>
        <text:list-item>
          <text:p text:style-name="P237"><text:a xlink:type="simple" xlink:href="https://paulinoposada.github.io/web_e/web_e_2425/documents/apunts/unitat_2_seguridad/e_apunts_ud_2_1_gs.pdf">2 Seguretat</text:a></text:p>
        </text:list-item>
        <text:list-item>
          <text:p text:style-name="P23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38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58"/>
      <text:p text:style-name="P58"/>
      <text:p text:style-name="P3">Di<text:span text:style-name="T3">jous</text:span><text:tab/><text:tab/><text:tab/><text:tab/>2<text:span text:style-name="T3">6</text:span>/09/2<text:span text:style-name="T1">4</text:span></text:p>
      <text:p text:style-name="P49"/>
      <text:p text:style-name="P59">Comentem </text:p>
      <text:list xml:id="list3036730059634328601" text:style-name="L2">
        <text:list-item>
          <text:p text:style-name="P23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56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3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72"/>
      <text:p text:style-name="P72"/>
      <text:p text:style-name="P4">Di<text:span text:style-name="T5">vendres</text:span><text:tab/><text:tab/><text:tab/>2<text:span text:style-name="T5">7</text:span>/09/2<text:span text:style-name="T1">4</text:span></text:p>
      <text:p text:style-name="P50"/>
      <text:p text:style-name="P60">Comentem </text:p>
      <text:list xml:id="list120944891059472" text:continue-numbering="true" text:style-name="L2">
        <text:list-item>
          <text:p text:style-name="P24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78"/>
      <text:p text:style-name="P78"/>
      <text:p text:style-name="P78"/>
      <text:p text:style-name="P78"/>
      <text:p text:style-name="P7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50"/>
      <text:p text:style-name="P73">Comentem <text:s/></text:p>
      <text:list xml:id="list120944734384815" text:continue-list="list8441027278922514773" text:style-name="L1">
        <text:list-item>
          <text:p text:style-name="P24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42">Programa de simulació Cade Simu</text:p>
        </text:list-item>
      </text:list>
      <text:p text:style-name="P60"/>
      <text:p text:style-name="P6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50"/>
      <text:p text:style-name="P60">Comentem </text:p>
      <text:list xml:id="list1961447304309168777" text:style-name="L3">
        <text:list-item>
          <text:p text:style-name="P251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57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57">Baixem al taller i comentem connexió font d'alimentació de PC que utilitzarem per les pràctiques de cc.</text:p>
          <text:p text:style-name="P258"><text:s/></text:p>
        </text:list-item>
      </text:list>
      <text:p text:style-name="P73"/>
      <text:p text:style-name="P73"/>
      <text:p text:style-name="P22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50"/>
      <text:p text:style-name="P60">Comentem </text:p>
      <text:list xml:id="list120944345383658" text:continue-numbering="true" text:style-name="L3">
        <text:list-item>
          <text:p text:style-name="P265">Baixem al taller i feim practiques amb circuits pont.</text:p>
        </text:list-item>
      </text:list>
      <text:p text:style-name="P79"/>
      <text:p text:style-name="P7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51"/>
      <text:p text:style-name="P74">Comentem <text:s/></text:p>
      <text:list xml:id="list120943752566491" text:continue-list="list120944734384815" text:style-name="L1">
        <text:list-item>
          <text:p text:style-name="P243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43"/>
        </text:list-item>
      </text:list>
      <text:p text:style-name="P61"/>
      <text:p text:style-name="P61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51"/>
      <text:p text:style-name="P61">Comentem </text:p>
      <text:list xml:id="list6492833146544991504" text:style-name="L4">
        <text:list-item>
          <text:p text:style-name="P266">Comentem pràctica Wheatstone amb dos diodes, corrent per la diagonal en els següents casos: </text:p>
          <text:p text:style-name="P266">cas 1: potenciòmetre a màxima resistència </text:p>
          <text:p text:style-name="P266">cas 2: potenciòmetre a resistència igual a R3</text:p>
          <text:p text:style-name="P266">cas 3: potenciòmetrea a mínima resistència</text:p>
        </text:list-item>
        <text:list-item>
          <text:p text:style-name="P252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66"/>
          <text:p text:style-name="P259"><text:s/></text:p>
        </text:list-item>
      </text:list>
      <text:p text:style-name="P74"/>
      <text:p text:style-name="P7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51"/>
      <text:p text:style-name="P61">Comentem </text:p>
      <text:list xml:id="list120943563271861" text:continue-numbering="true" text:style-name="L4">
        <text:list-item>
          <text:p text:style-name="P252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80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52"/>
      <text:p text:style-name="P75">Comentem <text:s/></text:p>
      <text:list xml:id="list120944019462404" text:continue-list="list120943752566491" text:style-name="L1">
        <text:list-item>
          <text:p text:style-name="P244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44"/>
        </text:list-item>
      </text:list>
      <text:p text:style-name="P62"/>
      <text:p text:style-name="P62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52"/>
      <text:p text:style-name="P62">Comentem </text:p>
      <text:list xml:id="list7278716594214264257" text:style-name="L5">
        <text:list-item>
          <text:p text:style-name="P268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68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67"/>
          <text:p text:style-name="P260"><text:s/></text:p>
        </text:list-item>
      </text:list>
      <text:p text:style-name="P75"/>
      <text:p text:style-name="P75"/>
      <text:p text:style-name="P6"/>
      <text:p text:style-name="P226">Di<text:span text:style-name="T5">vendres</text:span><text:tab/><text:tab/><text:tab/><text:span text:style-name="T8">18</text:span>/<text:span text:style-name="T6">10</text:span>/2<text:span text:style-name="T1">4</text:span></text:p>
      <text:p text:style-name="P52"/>
      <text:p text:style-name="P62">Comentem </text:p>
      <text:list xml:id="list120944045818197" text:continue-numbering="true" text:style-name="L5">
        <text:list-item>
          <text:p text:style-name="P271">Comentem <text:a xlink:type="simple" xlink:href="https://paulinoposada.github.io/web_e/web_e_2425/documents/ta.pdf">tasca 5</text:a>.</text:p>
        </text:list-item>
        <text:list-item>
          <text:p text:style-name="P269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83"/>
      <text:p text:style-name="P83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53"/>
      <text:p text:style-name="P76">Comentem <text:s/></text:p>
      <text:list xml:id="list120944422378422" text:continue-list="list120944019462404" text:style-name="L1">
        <text:list-item>
          <text:p text:style-name="P270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45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45"/>
        </text:list-item>
      </text:list>
      <text:p text:style-name="P63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3"/>
      <text:list xml:id="list2764287613988001234" text:style-name="L6">
        <text:list-item>
          <text:p text:style-name="P253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61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85"><text:span text:style-name="T23">Comencem a comentar apartat 1.2 </text:span><text:span text:style-name="T53">La derivada y ejemplos de tensiones variables </text:span><text:span text:style-name="T54">(fins pàg. 13)</text:span></text:p>
      <text:p text:style-name="P187">Comentem exercici 1.2-1</text:p>
      <text:p text:style-name="P186"/>
      <text:p text:style-name="P186"/>
      <text:p text:style-name="P9">Di<text:span text:style-name="T2">mecres</text:span><text:tab/><text:tab/><text:tab/><text:span text:style-name="T15">30</text:span>/<text:span text:style-name="T5">10</text:span>/2<text:span text:style-name="T1">4</text:span></text:p>
      <text:p text:style-name="P54"/>
      <text:p text:style-name="P77">Comentem <text:s/></text:p>
      <text:list xml:id="list120943971293658" text:continue-list="list120944422378422" text:style-name="L1">
        <text:list-item>
          <text:p text:style-name="P272">Treball autònom 9</text:p>
        </text:list-item>
        <text:list-item>
          <text:p text:style-name="P282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, </text:span><text:span text:style-name="T26">terminem de comentar apartat 1.2 </text:span><text:span text:style-name="T53">La derivada y ejemplos de tensiones variables</text:span></text:p>
        </text:list-item>
        <text:list-item>
          <text:p text:style-name="P246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47"/>
        </text:list-item>
      </text:list>
      <text:p text:style-name="P64"/>
      <text:p text:style-name="P9">Di<text:span text:style-name="T3">jous</text:span><text:tab/><text:tab/><text:tab/><text:tab/><text:span text:style-name="T94">31</text:span>/<text:span text:style-name="T6">10</text:span>/2<text:span text:style-name="T1">4</text:span></text:p>
      <text:p text:style-name="P84"/>
      <text:p text:style-name="P84">Lliure triat pel centre</text:p>
      <text:list xml:id="list717567891751579880" text:style-name="L7">
        <text:list-header>
          <text:p text:style-name="P262"><text:s/></text:p>
        </text:list-header>
      </text:list>
      <text:p text:style-name="P9">Di<text:span text:style-name="T5">vendres</text:span><text:tab/><text:tab/><text:tab/><text:span text:style-name="T56">01</text:span>/<text:span text:style-name="T6">11</text:span>/2<text:span text:style-name="T1">4</text:span></text:p>
      <text:p text:style-name="P9"/>
      <text:p text:style-name="P84">Tots Sants</text:p>
      <text:p text:style-name="P9"/>
      <text:p text:style-name="P204"/>
      <text:p text:style-name="P204"><text:span text:style-name="T30">Di</text:span><text:span text:style-name="T31">mecres</text:span><text:span text:style-name="T30"><text:tab/><text:tab/><text:tab/></text:span><text:span text:style-name="T32">06</text:span><text:span text:style-name="T30">/</text:span><text:span text:style-name="T33">11</text:span><text:span text:style-name="T30">/2</text:span><text:span text:style-name="T34">4</text:span></text:p>
      <text:p text:style-name="P55"/>
      <text:p text:style-name="P85"><text:a xlink:type="simple" xlink:href="https://paulinoposada.github.io/web_e/web_e_2425/documents/examens/241106_ome_map33a_examen_sol.pdf">Examen</text:a></text:p>
      <text:list xml:id="list120944173230996" text:continue-list="list120943971293658" text:style-name="L1">
        <text:list-header>
          <text:p text:style-name="P248"/>
        </text:list-header>
      </text:list>
      <text:p text:style-name="P65"/>
      <text:p text:style-name="P10"/>
      <text:p text:style-name="P227">Di<text:span text:style-name="T3">jous</text:span><text:tab/><text:tab/><text:tab/><text:tab/><text:span text:style-name="T57">07</text:span>/<text:span text:style-name="T6">11</text:span>/2<text:span text:style-name="T1">4</text:span></text:p>
      <text:p text:style-name="P65"/>
      <text:list xml:id="list2869579109385784002" text:style-name="L8">
        <text:list-item>
          <text:p text:style-name="P254"><text:span text:style-name="T57">Comentem solució de l'</text:span><text:a xlink:type="simple" xlink:href="https://paulinoposada.github.io/web_e/web_e_2425/documents/examens/241106_ome_map33a_examen_sol.pdf"><text:span text:style-name="T57">examen</text:span></text:a><text:span text:style-name="T57">.</text:span></text:p>
          <text:p text:style-name="P263"><text:s/></text:p>
        </text:list-item>
      </text:list>
      <text:p text:style-name="P10"/>
      <text:p text:style-name="P10">Di<text:span text:style-name="T5">vendres</text:span><text:tab/><text:tab/><text:tab/><text:span text:style-name="T57">08</text:span>/<text:span text:style-name="T6">11</text:span>/2<text:span text:style-name="T1">4</text:span></text:p>
      <text:p text:style-name="P10"/>
      <text:p text:style-name="P204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. </text:span><text:span text:style-name="T27">Comentem gràfics pàg. 19, comencem apartat 1.3 Capacitat d'un condensador.</text:span></text:p>
      <text:p text:style-name="P205"/>
      <text:p text:style-name="P205"/>
      <text:p text:style-name="P205"><text:span text:style-name="T30">Di</text:span><text:span text:style-name="T31">mecres</text:span><text:span text:style-name="T30"><text:tab/><text:tab/><text:tab/></text:span><text:span text:style-name="T35">13</text:span><text:span text:style-name="T30">/</text:span><text:span text:style-name="T33">11</text:span><text:span text:style-name="T30">/2</text:span><text:span text:style-name="T34">4</text:span></text:p>
      <text:p text:style-name="P56"/>
      <text:p text:style-name="P141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20943906055443" text:continue-list="list120944173230996" text:style-name="L1">
        <text:list-header>
          <text:p text:style-name="P249"/>
        </text:list-header>
      </text:list>
      <text:p text:style-name="P66"/>
      <text:p text:style-name="P11">Di<text:span text:style-name="T3">jous</text:span><text:tab/><text:tab/><text:tab/><text:tab/><text:span text:style-name="T58">14</text:span>/<text:span text:style-name="T6">11</text:span>/2<text:span text:style-name="T1">4</text:span></text:p>
      <text:p text:style-name="P86"/>
      <text:p text:style-name="P86"><text:span text:style-name="T59">Comentat treball </text:span><text:a xlink:type="simple" xlink:href="https://paulinoposada.github.io/web_e/web_e_2425/documents/ta/ta_09.pdf"><text:span text:style-name="T59">autonom 9</text:span></text:a><text:span text:style-name="T59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7">Terminat de comentar l'apartat 1.3 Capacidad de un condensador. </text:p>
      <text:p text:style-name="P88">Comentat apartat 1.4 Conexión serie/paralelo de condensadores</text:p>
      <text:p text:style-name="P89">Comentat apartat 1.5 Condensadores en la práctica</text:p>
      <text:p text:style-name="P89">Començat a comentar l'exercici 1.4-3 pàg. 36</text:p>
      <text:p text:style-name="P88"/>
      <text:list xml:id="list7526810017017191570" text:style-name="L9">
        <text:list-header>
          <text:p text:style-name="P255"/>
          <text:p text:style-name="P264"><text:s/></text:p>
        </text:list-header>
      </text:list>
      <text:p text:style-name="P11">Di<text:span text:style-name="T5">vendres</text:span><text:tab/><text:tab/><text:tab/><text:span text:style-name="T58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93">Comentat exercici <text:span text:style-name="T60">l'exercici 1.4-3 pàg. 36 </text:span>i treball <text:a xlink:type="simple" xlink:href="https://paulinoposada.github.io/web_e/web_e_2425/documents/ta/ta_11.pdf">autònom 11</text:a>.</text:p>
      <text:p text:style-name="P93"/>
      <text:p text:style-name="P93"/>
      <text:p text:style-name="P206"><text:span text:style-name="T30">Di</text:span><text:span text:style-name="T31">mecres</text:span><text:span text:style-name="T30"><text:tab/><text:tab/><text:tab/></text:span><text:span text:style-name="T36">20</text:span><text:span text:style-name="T30">/</text:span><text:span text:style-name="T33">11</text:span><text:span text:style-name="T30">/2</text:span><text:span text:style-name="T34">4</text:span></text:p>
      <text:p text:style-name="P57"/>
      <text:p text:style-name="P98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98"/>
      <text:p text:style-name="P98">Començat amb <text:a xlink:type="simple" xlink:href="https://paulinoposada.github.io/web_e/web_e_2425/documents/apunts/unitat_6_magnetisme/e_apunts_ud_6_gs.pdf">unitat 6</text:a>.</text:p>
      <text:p text:style-name="P98">Comentat apartat 1.1 Imanes permanentes.</text:p>
      <text:p text:style-name="P99">Comentat apartat 1.<text:span text:style-name="T62">2</text:span> <text:span text:style-name="T62">Electromagnetismo</text:span>.</text:p>
      <text:p text:style-name="P141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20943364006254" text:continue-list="list120943906055443" text:style-name="L1">
        <text:list-header>
          <text:p text:style-name="P250"/>
        </text:list-header>
      </text:list>
      <text:p text:style-name="P67"/>
      <text:p text:style-name="P14">Di<text:span text:style-name="T3">jous</text:span><text:tab/><text:tab/><text:tab/><text:tab/><text:span text:style-name="T61">21</text:span>/<text:span text:style-name="T6">11</text:span>/2<text:span text:style-name="T1">4</text:span></text:p>
      <text:p text:style-name="P100"/>
      <text:p text:style-name="P100">Co<text:span text:style-name="T63">ntinuat</text:span> amb <text:a xlink:type="simple" xlink:href="https://paulinoposada.github.io/web_e/web_e_2425/documents/apunts/unitat_6_magnetisme/e_apunts_ud_6_gs.pdf">unitat 6</text:a>.</text:p>
      <text:p text:style-name="P110">Comentat apartat 1.4 Permeabilidad y saturación</text:p>
      <text:p text:style-name="P14"/>
      <text:p text:style-name="P14"/>
      <text:p text:style-name="P14"/>
      <text:p text:style-name="P228">Di<text:span text:style-name="T5">vendres</text:span><text:tab/><text:tab/><text:tab/><text:span text:style-name="T61">22</text:span>/<text:span text:style-name="T6">11</text:span>/2<text:span text:style-name="T1">4</text:span></text:p>
      <text:p text:style-name="P100"/>
      <text:p text:style-name="P100">Co<text:span text:style-name="T63">ntinuat</text:span> amb <text:a xlink:type="simple" xlink:href="https://paulinoposada.github.io/web_e/web_e_2425/documents/apunts/unitat_6_magnetisme/e_apunts_ud_6_gs.pdf">unitat 6</text:a>.</text:p>
      <text:p text:style-name="P110">Comentat apartat 1.4 Permeabilidad y saturación</text:p>
      <text:p text:style-name="P15"/>
      <text:p text:style-name="P94"/>
      <text:p text:style-name="P207"><text:span text:style-name="T30">Di</text:span><text:span text:style-name="T31">mecres</text:span><text:span text:style-name="T30"><text:tab/><text:tab/><text:tab/></text:span><text:span text:style-name="T36">2</text:span><text:span text:style-name="T37">7</text:span><text:span text:style-name="T30">/</text:span><text:span text:style-name="T33">11</text:span><text:span text:style-name="T30">/2</text:span><text:span text:style-name="T34">4</text:span></text:p>
      <text:p text:style-name="P110"/>
      <text:p text:style-name="P110">Preparació examen.</text:p>
      <text:p text:style-name="P81"/>
      <text:p text:style-name="P68"/>
      <text:p text:style-name="P15">Di<text:span text:style-name="T3">jous</text:span><text:tab/><text:tab/><text:tab/><text:tab/><text:span text:style-name="T61">28</text:span>/<text:span text:style-name="T6">11</text:span>/2<text:span text:style-name="T1">4</text:span></text:p>
      <text:p text:style-name="P110"/>
      <text:p text:style-name="P110">Examen</text:p>
      <text:p text:style-name="P90"/>
      <text:p text:style-name="P107"/>
      <text:p text:style-name="P107"/>
      <text:p text:style-name="P15">Di<text:span text:style-name="T5">vendres</text:span><text:tab/><text:tab/><text:tab/><text:span text:style-name="T61">22</text:span>/<text:span text:style-name="T6">11</text:span>/2<text:span text:style-name="T1">4</text:span></text:p>
      <text:p text:style-name="P95"/>
      <text:p text:style-name="P116">Comentem <text:a xlink:type="simple" xlink:href="https://paulinoposada.github.io/web_e/web_e_2425/documents/examens/241128_ome_map33a_examen_sol.pdf">solució examen</text:a></text:p>
      <text:p text:style-name="P94"/>
      <text:p text:style-name="P208"/>
      <text:p text:style-name="P208"><text:span text:style-name="T30">Di</text:span><text:span text:style-name="T31">mecres</text:span><text:span text:style-name="T30"><text:tab/><text:tab/><text:tab/></text:span><text:span text:style-name="T38">04</text:span><text:span text:style-name="T30">/</text:span><text:span text:style-name="T33">1</text:span><text:span text:style-name="T38">2</text:span><text:span text:style-name="T30">/2</text:span><text:span text:style-name="T34">4</text:span></text:p>
      <text:p text:style-name="P111"/>
      <text:p text:style-name="P101">Co<text:span text:style-name="T63">ntinuat</text:span> amb <text:a xlink:type="simple" xlink:href="https://paulinoposada.github.io/web_e/web_e_2425/documents/apunts/unitat_6_magnetisme/e_apunts_ud_6_gs.pdf">unitat 6</text:a>.</text:p>
      <text:p text:style-name="P117">Comentem apartat 1.5 Inducción electromagnética</text:p>
      <text:p text:style-name="P117">Comentem apartat 1.6 Inducción mutua</text:p>
      <text:p text:style-name="P117">Comentem els exercicis 1.12-6 i 7</text:p>
      <text:p text:style-name="P82"/>
      <text:p text:style-name="P69"/>
      <text:p text:style-name="P16">Di<text:span text:style-name="T3">jous</text:span><text:tab/><text:tab/><text:tab/><text:tab/><text:span text:style-name="T64">05</text:span>/<text:span text:style-name="T6">12</text:span>/2<text:span text:style-name="T1">4</text:span></text:p>
      <text:p text:style-name="P111"/>
      <text:p text:style-name="P118">Baixem al taller, continuem amb la <text:a xlink:type="simple" xlink:href="https://paulinoposada.github.io/web_e/web_e_2425/documents/practiques/practica_condensador.pdf"><text:span text:style-name="T65">pràctica condensador</text:span></text:a><text:span text:style-name="T65">.</text:span> </text:p>
      <text:p text:style-name="P91"/>
      <text:p text:style-name="P108"/>
      <text:p text:style-name="P108"/>
      <text:p text:style-name="P16">Di<text:span text:style-name="T5">vendres</text:span><text:tab/><text:tab/><text:tab/><text:span text:style-name="T64">06</text:span>/<text:span text:style-name="T6">12</text:span>/2<text:span text:style-name="T1">4</text:span></text:p>
      <text:p text:style-name="P96"/>
      <text:p text:style-name="P118">Festiu</text:p>
      <text:p text:style-name="P209"/>
      <text:p text:style-name="P209"/>
      <text:p text:style-name="P209"><text:span text:style-name="T30">Di</text:span><text:span text:style-name="T31">mecres</text:span><text:span text:style-name="T30"><text:tab/><text:tab/><text:tab/></text:span><text:span text:style-name="T39">11</text:span><text:span text:style-name="T30">/</text:span><text:span text:style-name="T33">1</text:span><text:span text:style-name="T38">2</text:span><text:span text:style-name="T30">/2</text:span><text:span text:style-name="T34">4</text:span></text:p>
      <text:p text:style-name="P112"/>
      <text:p text:style-name="P119">Baixa</text:p>
      <text:p text:style-name="P70"/>
      <text:p text:style-name="P17"/>
      <text:p text:style-name="P17">Di<text:span text:style-name="T3">jous</text:span><text:tab/><text:tab/><text:tab/><text:tab/><text:span text:style-name="T66">12</text:span>/<text:span text:style-name="T6">12</text:span>/2<text:span text:style-name="T1">4</text:span></text:p>
      <text:p text:style-name="P112"/>
      <text:p text:style-name="P119">Baixa</text:p>
      <text:p text:style-name="P92"/>
      <text:p text:style-name="P109"/>
      <text:p text:style-name="P17"/>
      <text:p text:style-name="P229">Di<text:span text:style-name="T5">vendres</text:span><text:tab/><text:tab/><text:tab/><text:span text:style-name="T66">13</text:span>/<text:span text:style-name="T6">12</text:span>/2<text:span text:style-name="T1">4</text:span></text:p>
      <text:p text:style-name="P97"/>
      <text:p text:style-name="P119">Baixa</text:p>
      <text:p text:style-name="P97"/>
      <text:p text:style-name="P97"/>
      <text:p text:style-name="P209"><text:span text:style-name="T30">Di</text:span><text:span text:style-name="T31">mecres</text:span><text:span text:style-name="T30"><text:tab/><text:tab/><text:tab/></text:span><text:span text:style-name="T39">1</text:span><text:span text:style-name="T40">8</text:span><text:span text:style-name="T30">/</text:span><text:span text:style-name="T33">1</text:span><text:span text:style-name="T38">2</text:span><text:span text:style-name="T30">/2</text:span><text:span text:style-name="T34">4</text:span></text:p>
      <text:p text:style-name="P112"/>
      <text:p text:style-name="P119">Comentem dubtes examen.</text:p>
      <text:p text:style-name="P102">Co<text:span text:style-name="T63">ntinuat</text:span> amb <text:a xlink:type="simple" xlink:href="https://paulinoposada.github.io/web_e/web_e_2425/documents/apunts/unitat_6_magnetisme/e_apunts_ud_6_gs.pdf">unitat 6</text:a>.</text:p>
      <text:p text:style-name="P119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6">19</text:span>/<text:span text:style-name="T6">12</text:span>/2<text:span text:style-name="T1">4</text:span></text:p>
      <text:p text:style-name="P112"/>
      <text:p text:style-name="P119">Examen</text:p>
      <text:p text:style-name="P92"/>
      <text:p text:style-name="P109"/>
      <text:p text:style-name="P210"><text:span text:style-name="T30">Di</text:span><text:span text:style-name="T31">mecres</text:span><text:span text:style-name="T30"><text:tab/><text:tab/><text:tab/></text:span><text:span text:style-name="T41">0</text:span><text:span text:style-name="T40">8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122">Repassem <text:a xlink:type="simple" xlink:href="https://paulinoposada.github.io/web_e/web_e_2425/documents/apunts/unitat_6_magnetisme/e_apunts_ud_6_gs.pdf"><text:span text:style-name="T61">unitat 6</text:span></text:a>.</text:p>
      <text:p text:style-name="P121">Comentem apartat 1.7 Inductores i inductancia</text:p>
      <text:p text:style-name="P113"/>
      <text:p text:style-name="P120"/>
      <text:p text:style-name="P211"><text:span text:style-name="T30">Di</text:span><text:span text:style-name="T42">jous</text:span><text:span text:style-name="T30"><text:tab/><text:tab/><text:tab/><text:tab/></text:span><text:span text:style-name="T41">0</text:span><text:span text:style-name="T42">9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122"/>
      <text:p text:style-name="P103">Co<text:span text:style-name="T63">ntinuat</text:span> amb <text:a xlink:type="simple" xlink:href="https://paulinoposada.github.io/web_e/web_e_2425/documents/apunts/unitat_6_magnetisme/e_apunts_ud_6_gs.pdf">unitat 6</text:a>.</text:p>
      <text:p text:style-name="P122">Comentem apartat 1.<text:span text:style-name="T67">8</text:span> <text:span text:style-name="T67">Càlcul d'inductors.</text:span></text:p>
      <text:p text:style-name="P114"/>
      <text:p text:style-name="P212"/>
      <text:p text:style-name="P212"><text:span text:style-name="T30">Di</text:span><text:span text:style-name="T43">vendres</text:span><text:span text:style-name="T30"><text:tab/><text:tab/><text:tab/></text:span><text:span text:style-name="T43">10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123"/>
      <text:p text:style-name="P104">Co<text:span text:style-name="T63">ntinuat</text:span> amb <text:a xlink:type="simple" xlink:href="https://paulinoposada.github.io/web_e/web_e_2425/documents/apunts/unitat_6_magnetisme/e_apunts_ud_6_gs.pdf">unitat 6</text:a>.</text:p>
      <text:p text:style-name="P123">Comentem apartat<text:span text:style-name="T68">s</text:span> 1.<text:span text:style-name="T68">9</text:span> <text:span text:style-name="T68">Factors que influeixen en l'inductància, 1.10 Inductors en sèrie i paral·lel i 1.11 Inductors en la pràctica.</text:span></text:p>
      <text:p text:style-name="P123"/>
      <text:p text:style-name="P115"/>
      <text:p text:style-name="P213"><text:span text:style-name="T30">Di</text:span><text:span text:style-name="T31">mecres</text:span><text:span text:style-name="T30"><text:tab/><text:tab/><text:tab/></text:span><text:span text:style-name="T44">15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124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24"/>
      <text:p text:style-name="P21"/>
      <text:p text:style-name="P21">Dijous <text:tab/><text:tab/><text:tab/>16/01/25</text:p>
      <text:p text:style-name="P21"/>
      <text:p text:style-name="P105">Co<text:span text:style-name="T63">ntinuat</text:span> amb <text:a xlink:type="simple" xlink:href="https://paulinoposada.github.io/web_e/web_e_2425/documents/apunts/unitat_6_magnetisme/e_apunts_ud_6_gs.pdf">unitat 6</text:a>.</text:p>
      <text:p text:style-name="P125">Comentem el<text:span text:style-name="T69">s</text:span> exercicis 1.12-1 a 1<text:span text:style-name="T69">2</text:span></text:p>
      <text:p text:style-name="P21"/>
      <text:p text:style-name="P21"/>
      <text:p text:style-name="P22"/>
      <text:p text:style-name="P230">Di<text:span text:style-name="T69">vendres</text:span> <text:tab/><text:tab/><text:tab/>1<text:span text:style-name="T69">7</text:span>/01/25</text:p>
      <text:p text:style-name="P22"/>
      <text:p text:style-name="P106"><text:span text:style-name="T69">Acabat</text:span> amb <text:a xlink:type="simple" xlink:href="https://paulinoposada.github.io/web_e/web_e_2425/documents/apunts/unitat_6_magnetisme/e_apunts_ud_6_gs.pdf">unitat 6</text:a>.</text:p>
      <text:p text:style-name="P126">Comen<text:span text:style-name="T69">tem</text:span> l<text:span text:style-name="T69">'</text:span>exercici 1.12-13</text:p>
      <text:p text:style-name="P126"/>
      <text:p text:style-name="P127">Començat amb la <text:a xlink:type="simple" xlink:href="https://paulinoposada.github.io/web_e/web_e_2425/documents/apunts/unitat_7_ca/e_apunts_ud_7_gs.pdf">unitat 7</text:a> - Corrent altern</text:p>
      <text:p text:style-name="P126">Come<text:span text:style-name="T69">nçam a comentar l'apartat 1, teoria bàsica.</text:span></text:p>
      <text:p text:style-name="P127"/>
      <text:p text:style-name="P127"/>
      <text:p text:style-name="P214"><text:span text:style-name="T30">Di</text:span><text:span text:style-name="T31">mecres</text:span><text:span text:style-name="T30"><text:tab/><text:tab/><text:tab/></text:span><text:span text:style-name="T45">22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14"/>
      <text:p text:style-name="P222"><text:span text:style-name="T41">F</text:span><text:span text:style-name="T30">et l'esquema de la </text:span><text:a xlink:type="simple" xlink:href="https://paulinoposada.github.io/web_e/web_e_2425/documents/practiques/practica_motor_2.pdf"><text:span text:style-name="T30">pràctica motor 2</text:span></text:a><text:span text:style-name="T30"> amb Cade Simu.</text:span></text:p>
      <text:p text:style-name="P131">Comentat el funcionament del circuit.</text:p>
      <text:p text:style-name="P222"><text:span text:style-name="T30">Vist </text:span><text:a xlink:type="simple" xlink:href="https://youtu.be/n0RMqn6cTBE?si=_o_gl0OTpLrHETo3"><text:span text:style-name="T30">vídeo explicatiu del funcionament d'un generador elèctric trifàsic.</text:span></text:a></text:p>
      <text:p text:style-name="P135">Baixat al taller. Comencen a muntar la pràctica motor 2, els grups 1 i 2</text:p>
      <text:p text:style-name="P215"/>
      <text:p text:style-name="P215"/>
      <text:p text:style-name="P215"><text:span text:style-name="T30">Di</text:span><text:span text:style-name="T46">jous</text:span><text:span text:style-name="T30"><text:tab/><text:tab/><text:tab/><text:tab/></text:span><text:span text:style-name="T45">2</text:span><text:span text:style-name="T46">3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15"/>
      <text:p text:style-name="P128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32"><text:span text:style-name="T71">Terminem de c</text:span>oment<text:span text:style-name="T71">ar</text:span> <text:span text:style-name="T71">l'</text:span>apartat <text:span text:style-name="T71">1 Corrient altern (ca, AC), teoria bàsica.</text:span> </text:p>
      <text:p text:style-name="P127"/>
      <text:p text:style-name="P127"/>
      <text:p text:style-name="P127"/>
      <text:p text:style-name="P216"><text:span text:style-name="T30">Di</text:span><text:span text:style-name="T47">vendres</text:span><text:span text:style-name="T30"><text:tab/><text:tab/><text:tab/></text:span><text:span text:style-name="T45">2</text:span><text:span text:style-name="T47">4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16"/>
      <text:p text:style-name="P129"><text:span text:style-name="T72">Repassat els exercicis 1.12-14 i 1.12-15 de la </text:span><text:a xlink:type="simple" xlink:href="https://paulinoposada.github.io/web_e/web_e_2425/documents/apunts/unitat_6_magnetisme/e_apunts_ud_6_gs.pdf"><text:span text:style-name="T72">unitat 6</text:span></text:a><text:span text:style-name="T72">.</text:span></text:p>
      <text:p text:style-name="P133"/>
      <text:p text:style-name="P133"/>
      <text:p text:style-name="P217"><text:span text:style-name="T30">Di</text:span><text:span text:style-name="T48">mecres</text:span><text:span text:style-name="T30"><text:tab/><text:tab/><text:tab/></text:span><text:span text:style-name="T45">2</text:span><text:span text:style-name="T48">9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17"/>
      <text:p text:style-name="P223"><text:span text:style-name="T41">C</text:span><text:span text:style-name="T30">omentem dubtes relatius a l'examen de demà.</text:span></text:p>
      <text:p text:style-name="P18"/>
      <text:p text:style-name="P18"/>
      <text:p text:style-name="P218"><text:span text:style-name="T30">D</text:span><text:span text:style-name="T50">ijous</text:span><text:span text:style-name="T30"><text:tab/><text:tab/><text:tab/></text:span><text:span text:style-name="T49">30</text:span><text:span text:style-name="T30">/</text:span><text:span text:style-name="T41">0</text:span><text:span text:style-name="T33">1</text:span><text:span text:style-name="T30">/2</text:span><text:span text:style-name="T41">5</text:span></text:p>
      <text:p text:style-name="P224"/>
      <text:p text:style-name="P224"><text:span text:style-name="T49">Feim el primer examen de la segona avaluació</text:span><text:span text:style-name="T30">.</text:span></text:p>
      <text:p text:style-name="P19"/>
      <text:p text:style-name="P19"/>
      <text:p text:style-name="P23">Divendres<text:tab/><text:tab/>31/01/25</text:p>
      <text:p text:style-name="P23"/>
      <text:p text:style-name="P136">Comentem la solució de l'examen.</text:p>
      <text:p text:style-name="P136"/>
      <text:p text:style-name="P136"/>
      <text:p text:style-name="P219"><text:span text:style-name="T30">Di</text:span><text:span text:style-name="T48">mecres</text:span><text:span text:style-name="T30"><text:tab/><text:tab/></text:span><text:span text:style-name="T51">05</text:span><text:span text:style-name="T30">/</text:span><text:span text:style-name="T41">0</text:span><text:span text:style-name="T51">2</text:span><text:span text:style-name="T30">/2</text:span><text:span text:style-name="T41">5</text:span></text:p>
      <text:p text:style-name="P219"/>
      <text:p text:style-name="P221"><text:span text:style-name="T28">Feim la practica 1 amb l'</text:span><text:span text:style-name="T22"> </text:span><text:a xlink:type="simple" xlink:href="https://paulinoposada.github.io/web_e/web_e_2425/documents/apunts/arduino/e_apunts_arduino.pdf"><text:span text:style-name="T22">Arduino</text:span></text:a><text:span text:style-name="T22">.</text:span></text:p>
      <text:p text:style-name="P219"/>
      <text:p text:style-name="P219"/>
      <text:p text:style-name="P220"/>
      <text:p text:style-name="P236"><text:span text:style-name="T30">Di</text:span><text:span text:style-name="T52">jous</text:span><text:span text:style-name="T30"><text:tab/><text:tab/><text:tab/></text:span><text:span text:style-name="T51">0</text:span><text:span text:style-name="T52">6</text:span><text:span text:style-name="T30">/</text:span><text:span text:style-name="T41">0</text:span><text:span text:style-name="T51">2</text:span><text:span text:style-name="T30">/2</text:span><text:span text:style-name="T41">5</text:span></text:p>
      <text:p text:style-name="P220"/>
      <text:p text:style-name="P130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34"/>
      <text:p text:style-name="P137">Comentem apartat 1.1 Corriente alterna monofásica </text:p>
      <text:p text:style-name="P137">Comentem apartat 1.1.1 Esquema de principio de un generador de corriente continua</text:p>
      <text:p text:style-name="P134"><text:span text:style-name="T73">Comentem apartat 1.1.2 Inducción de corriente al mover un conductor dentro de un campo magnético</text:span> </text:p>
      <text:p text:style-name="P137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5">vendres</text:span><text:tab/><text:tab/><text:tab/><text:span text:style-name="T74">07</text:span>/<text:span text:style-name="T70">02</text:span>/2<text:span text:style-name="T70">5</text:span></text:p>
      <text:p text:style-name="P134"/>
      <text:p text:style-name="P138">Pràctica <text:span text:style-name="T74"><text:s/></text:span><text:a xlink:type="simple" xlink:href="https://paulinoposada.github.io/web_e/web_e_2425/documents/apunts/arduino/e_apunts_arduino.pdf"><text:span text:style-name="T74">Arduino</text:span></text:a><text:span text:style-name="T74">.</text:span></text:p>
      <text:p text:style-name="P24"><text:span text:style-name="T18">Feim </text:span><text:span text:style-name="T19">l'exercici 1</text:span><text:span text:style-name="T18"> </text:span></text:p>
      <text:p text:style-name="P188">Crea un sketch que encienda secuencialmente 3 LEDs, con una pausa de 1 segundo entre el encendido y apagado. Dibuja el esquema de montaje de los 3 LEDs. </text:p>
      <text:p text:style-name="P189"/>
      <text:p text:style-name="P189"/>
      <text:p text:style-name="P202"><text:span text:style-name="T76">D</text:span>i<text:span text:style-name="T76">mecres</text:span><text:tab/><text:tab/><text:tab/><text:span text:style-name="T76">12</text:span>/<text:span text:style-name="T70">02</text:span>/2<text:span text:style-name="T70">5</text:span></text:p>
      <text:p text:style-name="P202"/>
      <text:p text:style-name="P190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7">magnetisme 1</text:span></text:a> </text:p>
      <text:p text:style-name="P190"/>
      <text:p text:style-name="P190"/>
      <text:p text:style-name="P202"><text:span text:style-name="T76">D</text:span>i<text:span text:style-name="T76">jous</text:span><text:tab/><text:tab/><text:tab/><text:tab/><text:span text:style-name="T76">13</text:span>/<text:span text:style-name="T70">02</text:span>/2<text:span text:style-name="T70">5</text:span></text:p>
      <text:p text:style-name="P202"/>
      <text:p text:style-name="P191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91"/>
      <text:p text:style-name="P195">Comentem <text:span text:style-name="T76">exercicis 1.1.5-1 a 4.</text:span></text:p>
      <text:p text:style-name="P190"/>
      <text:p text:style-name="P190"/>
      <text:p text:style-name="P220"/>
      <text:p text:style-name="P25">Divendres <text:tab/><text:tab/><text:tab/>14/02/25</text:p>
      <text:p text:style-name="P25"/>
      <text:p text:style-name="P192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92"/>
      <text:p text:style-name="P196">Comentem l'apartat 1.2.3 Velocitat angular</text:p>
      <text:p text:style-name="P196">Comentem els exercicis 1.2.3-1 i 2.</text:p>
      <text:p text:style-name="P196"/>
      <text:p text:style-name="P196"/>
      <text:p text:style-name="P26">Di<text:span text:style-name="T78">mecres</text:span> <text:tab/><text:tab/><text:tab/>1<text:span text:style-name="T78">9</text:span>/02/25</text:p>
      <text:p text:style-name="P203"/>
      <text:p text:style-name="P199">Pràctica <text:span text:style-name="T74"><text:s/></text:span><text:a xlink:type="simple" xlink:href="https://paulinoposada.github.io/web_e/web_e_2425/documents/apunts/arduino/e_apunts_arduino.pdf"><text:span text:style-name="T74">Arduino</text:span></text:a><text:span text:style-name="T74">.</text:span></text:p>
      <text:p text:style-name="P198">Comentem esquema i muntatge de l'exercici 1 (pàg. 21).</text:p>
      <text:p text:style-name="P198">Muntem la pràctica 2 - LED encès per un polsador.</text:p>
      <text:p text:style-name="P196"/>
      <text:p text:style-name="P27"/>
      <text:p text:style-name="P231">Di<text:span text:style-name="T79">jous</text:span> <text:tab/><text:tab/><text:tab/><text:span text:style-name="T79">20</text:span>/02/25</text:p>
      <text:p text:style-name="P27"/>
      <text:p text:style-name="P193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193"/>
      <text:p text:style-name="P197">Comentem l'apartat 1.2.<text:span text:style-name="T79">4 Seno y coseno.</text:span></text:p>
      <text:p text:style-name="P197">Comentem l'apartat 1.2.<text:span text:style-name="T79">5 Representación gráfica de intensidad y tensión.</text:span></text:p>
      <text:p text:style-name="P200">Comentem l'apartat 1.2.5.1 Ondas de intensidad y tensión en una resistencia</text:p>
      <text:p text:style-name="P200"/>
      <text:p text:style-name="P28"/>
      <text:p text:style-name="P28">Di<text:span text:style-name="T80">vendres</text:span> <text:tab/><text:tab/><text:tab/><text:span text:style-name="T79">21</text:span>/02/25</text:p>
      <text:p text:style-name="P28"/>
      <text:p text:style-name="P194"><text:span text:style-name="T70">Continuem amb la </text:span><text:a xlink:type="simple" xlink:href="https://paulinoposada.github.io/web_e/web_e_2425/documents/apunts/unitat_7_ca/e_apunts_ud_7_gs.pdf"><text:span text:style-name="T70">unitat 7</text:span></text:a><text:span text:style-name="T70">.</text:span></text:p>
      <text:p text:style-name="P201"/>
      <text:p text:style-name="P201">Repassem l'exercici 1.2.5.1.</text:p>
      <text:p text:style-name="P201">Comentem l'exercici 1.2.5.2.</text:p>
      <text:p text:style-name="P194"/>
      <text:p text:style-name="P194"/>
      <text:p text:style-name="P29">Di<text:span text:style-name="T81">mecres</text:span> <text:tab/><text:tab/><text:tab/><text:span text:style-name="T79">26</text:span>/02/25</text:p>
      <text:p text:style-name="P29"/>
      <text:p text:style-name="P139">Comentem dubtes examen de demà.</text:p>
      <text:p text:style-name="P139"/>
      <text:p text:style-name="P139"><text:a xlink:type="simple" xlink:href="https://paulinoposada.github.io/web_e/web_e_2425/documents/apunts/arduino/e_apunts_arduino.pdf"><text:span text:style-name="T55">Arduino</text:span></text:a><text:span text:style-name="T55"> </text:span><text:span text:style-name="T53">c</text:span>omencem amb practica 3: Mesurament de tensió.</text:p>
      <text:p text:style-name="P139"/>
      <text:p text:style-name="P139"/>
      <text:p text:style-name="P30">Di<text:span text:style-name="T82">jous</text:span> <text:tab/><text:tab/><text:tab/><text:span text:style-name="T79">27</text:span>/02/25</text:p>
      <text:p text:style-name="P30"/>
      <text:p text:style-name="P140">Examen final segona avaluació.</text:p>
      <text:p text:style-name="P140"/>
      <text:p text:style-name="P140"/>
      <text:p text:style-name="P31">Di<text:span text:style-name="T81">mecres</text:span> <text:tab/><text:tab/><text:tab/><text:span text:style-name="T79">26</text:span>/0<text:span text:style-name="T83">3</text:span>/25</text:p>
      <text:p text:style-name="P31"/>
      <text:p text:style-name="P142">Baixem al taller, comencem amb la <text:a xlink:type="simple" xlink:href="https://paulinoposada.github.io/web_e/web_e_2425/documents/practiques/practica_motor_2/practica_motor_2.pdf">pràctica motor 2</text:a>.</text:p>
      <text:p text:style-name="P142"/>
      <text:p text:style-name="P142"/>
      <text:p text:style-name="P32">Di<text:span text:style-name="T84">jous</text:span> <text:tab/><text:tab/><text:tab/><text:span text:style-name="T79">27</text:span>/0<text:span text:style-name="T83">3</text:span>/25</text:p>
      <text:p text:style-name="P32"/>
      <text:p text:style-name="P147">Continuem amb la <text:a xlink:type="simple" xlink:href="https://paulinoposada.github.io/web_e/web_e_2425/documents/apunts/unitat_7_ca/e_apunts_ud_7_gs.pdf">unitat 7</text:a>.</text:p>
      <text:p text:style-name="P147"/>
      <text:p text:style-name="P147">Comentem apartat 13 Formes d'ona en corrent alterna, apartat 14 Medició en corrent alterna i apartat 15 Fase en CA.</text:p>
      <text:p text:style-name="P147"/>
      <text:p text:style-name="P147"/>
      <text:p text:style-name="P33">Di<text:span text:style-name="T85">vendres</text:span> <text:tab/><text:tab/><text:tab/><text:span text:style-name="T79">28</text:span>/0<text:span text:style-name="T83">3</text:span>/25</text:p>
      <text:p text:style-name="P33"/>
      <text:p text:style-name="P148">Continuem amb la <text:a xlink:type="simple" xlink:href="https://paulinoposada.github.io/web_e/web_e_2425/documents/apunts/unitat_7_ca/e_apunts_ud_7_gs.pdf">unitat 7</text:a>.</text:p>
      <text:p text:style-name="P148"/>
      <text:p text:style-name="P148">Comentem apartat 1<text:span text:style-name="T86">6 Com determinar la direcció del corrent en un generador.</text:span></text:p>
      <text:p text:style-name="P148"/>
      <text:p text:style-name="P143"/>
      <text:p text:style-name="P232">Di<text:span text:style-name="T81">mecres</text:span> <text:tab/><text:tab/><text:tab/><text:span text:style-name="T87">02</text:span>/0<text:span text:style-name="T87">4</text:span>/25</text:p>
      <text:p text:style-name="P34"/>
      <text:p text:style-name="P144">Baixem al taller, co<text:span text:style-name="T87">ntinuem</text:span> amb la <text:a xlink:type="simple" xlink:href="https://paulinoposada.github.io/web_e/web_e_2425/documents/practiques/practica_motor_2/practica_motor_2.pdf">pràctica motor 2</text:a>.</text:p>
      <text:p text:style-name="P144"/>
      <text:p text:style-name="P152">Acaben la práctica motor 2 els grups 1, 2, 4 i 5. Grups 6 i 3 falta acabar.</text:p>
      <text:p text:style-name="P152"/>
      <text:p text:style-name="P144"/>
      <text:p text:style-name="P34">Di<text:span text:style-name="T84">jous</text:span> <text:tab/><text:tab/><text:tab/><text:span text:style-name="T88">03</text:span>/0<text:span text:style-name="T88">4</text:span>/25</text:p>
      <text:p text:style-name="P34"/>
      <text:p text:style-name="P149">Continuem amb la <text:a xlink:type="simple" xlink:href="https://paulinoposada.github.io/web_e/web_e_2425/documents/apunts/unitat_7_ca/e_apunts_ud_7_gs.pdf">unitat 7</text:a>.</text:p>
      <text:p text:style-name="P149">Comentem <text:span text:style-name="T89">exercici 15-3.</text:span></text:p>
      <text:p text:style-name="P149"/>
      <text:p text:style-name="P155">Comencem amb la <text:a xlink:type="simple" xlink:href="https://paulinoposada.github.io/web_e/web_e_2425/documents/apunts/unitat_8_nombres_complexos/e_apunts_ud_8_gs.pdf">unitat 8</text:a>.</text:p>
      <text:p text:style-name="P155">Comentem format polar i rectangular de nombres complexos. Comentem conversió entre els dos formats.</text:p>
      <text:p text:style-name="P149"/>
      <text:p text:style-name="P149"/>
      <text:p text:style-name="P34">Di<text:span text:style-name="T85">vendres</text:span> <text:tab/><text:tab/><text:tab/><text:span text:style-name="T89">04</text:span>/0<text:span text:style-name="T89">4</text:span>/25</text:p>
      <text:p text:style-name="P34"/>
      <text:p text:style-name="P150">Continuem amb la <text:a xlink:type="simple" xlink:href="https://paulinoposada.github.io/web_e/web_e_2425/documents/apunts/unitat_8_nombres_complexos/e_apunts_ud_8_gs.pdf"><text:span text:style-name="T89">unitat 8</text:span></text:a>.</text:p>
      <text:p text:style-name="P156">Comentem suma, resta, multiplicació i divisió de nombres complexos.</text:p>
      <text:p text:style-name="P156">Comencem a fer la suma gràfica dels vectors del primer exemple de l'apartat 3.</text:p>
      <text:p text:style-name="P144"/>
      <text:p text:style-name="P144"/>
      <text:p text:style-name="P233">Di<text:span text:style-name="T81">mecres</text:span> <text:tab/><text:tab/><text:tab/><text:span text:style-name="T87">09</text:span>/0<text:span text:style-name="T87">4</text:span>/25</text:p>
      <text:p text:style-name="P35"/>
      <text:p text:style-name="P145">Baixem al taller, co<text:span text:style-name="T87">ntinuem</text:span> amb la <text:a xlink:type="simple" xlink:href="https://paulinoposada.github.io/web_e/web_e_2425/documents/practiques/practica_motor_2/practica_motor_2.pdf">pràctica motor 2</text:a>.</text:p>
      <text:p text:style-name="P153"/>
      <text:p text:style-name="P158">Acaben la pràctica motor 2 els grups 6 i 3.</text:p>
      <text:p text:style-name="P158">Continuen amb la pràctica motor 3 els grups 1,2,4 i 5.</text:p>
      <text:p text:style-name="P158">Acaba la pràctica <text:span text:style-name="T90">motor </text:span>3 <text:span text:style-name="T90">el grup 2.</text:span> </text:p>
      <text:p text:style-name="P153"/>
      <text:p text:style-name="P145"/>
      <text:p text:style-name="P35">Di<text:span text:style-name="T84">jous</text:span> <text:tab/><text:tab/><text:tab/><text:span text:style-name="T90">10</text:span>/0<text:span text:style-name="T88">4</text:span>/25</text:p>
      <text:p text:style-name="P35"/>
      <text:p text:style-name="P163">No es fa classe per que el grup fa el vídeo promocional del centre.</text:p>
      <text:p text:style-name="P151"/>
      <text:p text:style-name="P151"/>
      <text:p text:style-name="P35">Di<text:span text:style-name="T85">vendres</text:span> <text:tab/><text:tab/><text:tab/><text:span text:style-name="T90">11</text:span>/0<text:span text:style-name="T89">4</text:span>/25</text:p>
      <text:p text:style-name="P164"/>
      <text:p text:style-name="P163">Comentem la solució del <text:a xlink:type="simple" xlink:href="https://paulinoposada.github.io/web_e/web_e_2425/documents/ta/ta_12_sol.pdf">treball autònom 12</text:a>.</text:p>
      <text:p text:style-name="P151">Continuem amb la <text:a xlink:type="simple" xlink:href="https://paulinoposada.github.io/web_e/web_e_2425/documents/apunts/unitat_8_nombres_complexos/e_apunts_ud_8_gs.pdf"><text:span text:style-name="T89">unitat 8</text:span></text:a>.</text:p>
      <text:p text:style-name="P157"><text:span text:style-name="T90">Acabem de c</text:span>oment<text:span text:style-name="T90">ar</text:span> <text:span text:style-name="T90">el primer </text:span>exemple de l'apartat 3, <text:span text:style-name="T90">suma de</text:span> vectors.</text:p>
      <text:p text:style-name="P157"/>
      <text:p text:style-name="P36"/>
      <text:p text:style-name="P36">Di<text:span text:style-name="T81">mecres</text:span> <text:tab/><text:tab/><text:tab/><text:span text:style-name="T91">16</text:span>/0<text:span text:style-name="T87">4</text:span>/25</text:p>
      <text:p text:style-name="P36"/>
      <text:p text:style-name="P146">Baixem al taller.</text:p>
      <text:p text:style-name="P154"/>
      <text:p text:style-name="P159"><text:span text:style-name="T91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91">3</text:span></text:a> el grup 6.</text:p>
      <text:p text:style-name="P159"><text:span text:style-name="T91">Terminen</text:span> amb la <text:a xlink:type="simple" xlink:href="https://paulinoposada.github.io/web_e/web_e_2425/documents/practiques/practica_motor_3/practica_motor_3.pdf">pràctica motor 3</text:a> els grups 4 i 5.</text:p>
      <text:p text:style-name="P159"><text:span text:style-name="T91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90">motor 4</text:span></text:a> <text:span text:style-name="T90">el grup 2.</text:span> </text:p>
      <text:p text:style-name="P154"/>
      <text:p text:style-name="P154"/>
      <text:p text:style-name="P37">Di<text:span text:style-name="T92">mecres</text:span> <text:tab/><text:tab/><text:tab/><text:span text:style-name="T92">30</text:span>/0<text:span text:style-name="T87">4</text:span>/25</text:p>
      <text:p text:style-name="P37"/>
      <text:p text:style-name="P165">Comentem la teoria relativa a sistemes trifàsics i motor asíncron de la <text:a xlink:type="simple" xlink:href="https://paulinoposada.github.io/web_e/web_e_2425/documents/practiques/practica_motor_4/practica_motor_4.pdf">pràctica motor 4</text:a>. </text:p>
      <text:p text:style-name="P165"/>
      <text:p text:style-name="P165"/>
      <text:p text:style-name="P38">Di<text:span text:style-name="T92">mecres</text:span> <text:tab/><text:tab/><text:tab/><text:span text:style-name="T92">07</text:span>/0<text:span text:style-name="T93">5</text:span>/25</text:p>
      <text:p text:style-name="P38"/>
      <text:p text:style-name="P166">Comentem <text:span text:style-name="T93">dubtes relatius a l'examen de demà</text:span>.</text:p>
      <text:p text:style-name="P166"/>
      <text:p text:style-name="P166"/>
      <text:p text:style-name="P39">Di<text:span text:style-name="T95">jous</text:span> <text:tab/><text:tab/><text:tab/><text:span text:style-name="T92">08</text:span>/0<text:span text:style-name="T93">5</text:span>/2<text:span text:style-name="T95">5</text:span></text:p>
      <text:p text:style-name="P39"/>
      <text:p text:style-name="P39"><text:span text:style-name="T21">Feim el primer examen de la tercera avaluació</text:span><text:span text:style-name="T20">.</text:span></text:p>
      <text:p text:style-name="P39"/>
      <text:p text:style-name="P167"/>
      <text:p text:style-name="P166"><text:s/></text:p>
      <text:p text:style-name="P40">Di<text:span text:style-name="T96">vendres</text:span> <text:tab/><text:tab/><text:tab/><text:span text:style-name="T92">09</text:span>/0<text:span text:style-name="T93">5</text:span>/2<text:span text:style-name="T95">5</text:span></text:p>
      <text:p text:style-name="P40"/>
      <text:p text:style-name="P168">Sortida Servei Tècnic Portuari (STP).</text:p>
      <text:p text:style-name="P168"/>
      <text:p text:style-name="P168"/>
      <text:p text:style-name="P234">Di<text:span text:style-name="T92">mecres</text:span> <text:tab/><text:tab/><text:tab/><text:span text:style-name="T97">14</text:span>/0<text:span text:style-name="T93">5</text:span>/25</text:p>
      <text:p text:style-name="P41"/>
      <text:p text:style-name="P169">Baixem al taller</text:p>
      <text:p text:style-name="P169"/>
      <text:p text:style-name="P169">Contiuen o comencen amb la <text:a xlink:type="simple" xlink:href="https://paulinoposada.github.io/web_e/web_e_2425/documents/practiques/practica_motor_4/practica_motor_4.pdf"><text:span text:style-name="T98">pràctica </text:span></text:a><text:a xlink:type="simple" xlink:href="https://paulinoposada.github.io/web_e/web_e_2425/documents/practiques/practica_motor_4/practica_motor_4.pdf"><text:span text:style-name="T98">motor 4</text:span></text:a><text:span text:style-name="T98"> </text:span>els grups 1, 2, 3, 4, 5 y 6.</text:p>
      <text:p text:style-name="P160"/>
      <text:p text:style-name="P42"/>
      <text:p text:style-name="P42">Di<text:span text:style-name="T99">jous</text:span> <text:tab/><text:tab/><text:tab/><text:span text:style-name="T97">15</text:span>/0<text:span text:style-name="T93">5</text:span>/25</text:p>
      <text:p text:style-name="P42"/>
      <text:p text:style-name="P174">Comecem amb la <text:a xlink:type="simple" xlink:href="https://paulinoposada.github.io/web_e/web_e_2425/documents/apunts/unitat_9_reactancia%20_impedancia/e_apunts_ud_9_gs_resumen.pdf">unitat 9 - Reactancia, impedancia</text:a>.</text:p>
      <text:p text:style-name="P173"/>
      <text:p text:style-name="P173">Comentem apartat 1 - Resistències en circuits de CA.</text:p>
      <text:p text:style-name="P173">Comencem amb l'apartat 2 - Condensadors en circuits de CA.</text:p>
      <text:p text:style-name="P173">Demostració del funcionament de l'oscil·loscopi Picoscope. Mesurament de tensions i desfase en connexió sèrie de resistència i condensador.</text:p>
      <text:p text:style-name="P173">Comparació mesurament polímetre (valor efectiu) i oscil·loscopi (valor pico).</text:p>
      <text:p text:style-name="P170"/>
      <text:p text:style-name="P43">Di<text:span text:style-name="T100">vendres</text:span> <text:tab/><text:tab/><text:tab/><text:span text:style-name="T97">16</text:span>/0<text:span text:style-name="T93">5</text:span>/25</text:p>
      <text:p text:style-name="P43"/>
      <text:p text:style-name="P174">Co<text:span text:style-name="T100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177"/>
      <text:p text:style-name="P177">Terminem l'apartat 2 <text:span text:style-name="T99">- Condensadors en circuits de CA.</text:span></text:p>
      <text:p text:style-name="P177"/>
      <text:p text:style-name="P177">Comencem <text:span text:style-name="T102">l'</text:span>apartat 3 - Inductors <text:span text:style-name="T99">en circuits de CA.</text:span></text:p>
      <text:p text:style-name="P174"/>
      <text:p text:style-name="P174"/>
      <text:p text:style-name="P174"/>
      <text:p text:style-name="P235">Di<text:span text:style-name="T92">mecres</text:span> <text:tab/><text:tab/><text:tab/><text:span text:style-name="T101">21</text:span>/0<text:span text:style-name="T93">5</text:span>/25</text:p>
      <text:p text:style-name="P44"/>
      <text:p text:style-name="P171">Baixem al taller</text:p>
      <text:p text:style-name="P171"/>
      <text:p text:style-name="P171">Conti<text:span text:style-name="T101">n</text:span>uen amb la <text:a xlink:type="simple" xlink:href="https://paulinoposada.github.io/web_e/web_e_2425/documents/practiques/practica_motor_4/practica_motor_4.pdf"><text:span text:style-name="T98">pràctica </text:span></text:a><text:a xlink:type="simple" xlink:href="https://paulinoposada.github.io/web_e/web_e_2425/documents/practiques/practica_motor_4/practica_motor_4.pdf"><text:span text:style-name="T98">motor 4</text:span></text:a><text:span text:style-name="T98"> </text:span>els grups 1, 2, 3, 4, 5 y 6.</text:p>
      <text:p text:style-name="P161"/>
      <text:p text:style-name="P178">Termina la <text:a xlink:type="simple" xlink:href="https://paulinoposada.github.io/web_e/web_e_2425/documents/practiques/practica_motor_4/practica_motor_4.pdf"><text:span text:style-name="T98">pràctica </text:span></text:a><text:a xlink:type="simple" xlink:href="https://paulinoposada.github.io/web_e/web_e_2425/documents/practiques/practica_motor_4/practica_motor_4.pdf"><text:span text:style-name="T98">motor 4</text:span></text:a><text:span text:style-name="T98"> </text:span>el grup 2.</text:p>
      <text:p text:style-name="P178"/>
      <text:p text:style-name="P45"/>
      <text:p text:style-name="P45">Di<text:span text:style-name="T99">jous</text:span> <text:tab/><text:tab/><text:tab/><text:span text:style-name="T102">22</text:span>/0<text:span text:style-name="T93">5</text:span>/25</text:p>
      <text:p text:style-name="P45"/>
      <text:p text:style-name="P175">Co<text:span text:style-name="T102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175"/>
      <text:p text:style-name="P180">Terminem de comentar l'apartat 2 <text:span text:style-name="T100">- </text:span>Condensadors<text:span text:style-name="T100"> en circuits de CA.</text:span></text:p>
      <text:p text:style-name="P180">Comentem l'exercici 2.1.</text:p>
      <text:p text:style-name="P180">Comente l'apartat 3 - Inductors en circuits de CA.</text:p>
      <text:p text:style-name="P180">Comentem l'exercici 3.1.</text:p>
      <text:p text:style-name="P180">Comentem l'apartat 4 - Impedància.</text:p>
      <text:p text:style-name="P180">Comentem l'apartat 5 - Connexió en sèrie de R i L.</text:p>
      <text:p text:style-name="P180">Comentem els exercicis 5.1 a 3.</text:p>
      <text:p text:style-name="P180"/>
      <text:p text:style-name="P181">Baixerm al taller per mesurar la intensitat en un condensador conectat a 230 V 50 Hz i calculem la capacitat.</text:p>
      <text:p text:style-name="P181"/>
      <text:p text:style-name="P47"/>
      <text:p text:style-name="P47">Di<text:span text:style-name="T104">vendres</text:span> <text:tab/><text:tab/><text:tab/><text:span text:style-name="T102">23</text:span>/0<text:span text:style-name="T93">5</text:span>/25</text:p>
      <text:p text:style-name="P47"/>
      <text:p text:style-name="P176">Co<text:span text:style-name="T102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176"/>
      <text:p text:style-name="P183">Comencem amb l'apartat 7 - Potencia activa, reactiva i aparent</text:p>
      <text:p text:style-name="P183">Comentem els exerdidis 7.1 i 2.</text:p>
      <text:p text:style-name="P183"/>
      <text:p text:style-name="P180"/>
      <text:p text:style-name="P46">Di<text:span text:style-name="T92">mecres</text:span> <text:tab/><text:tab/><text:tab/><text:span text:style-name="T101">28</text:span>/0<text:span text:style-name="T93">5</text:span>/25</text:p>
      <text:p text:style-name="P46"/>
      <text:p text:style-name="P172">Baixem al taller</text:p>
      <text:p text:style-name="P172"/>
      <text:p text:style-name="P172">Conti<text:span text:style-name="T101">n</text:span>uen amb la <text:a xlink:type="simple" xlink:href="https://paulinoposada.github.io/web_e/web_e_2425/documents/practiques/practica_motor_4/practica_motor_4.pdf"><text:span text:style-name="T98">pràctica </text:span></text:a><text:a xlink:type="simple" xlink:href="https://paulinoposada.github.io/web_e/web_e_2425/documents/practiques/practica_motor_4/practica_motor_4.pdf"><text:span text:style-name="T98">motor 4</text:span></text:a><text:span text:style-name="T98"> </text:span>els grups 1, 3, 4, 5 y 6.</text:p>
      <text:p text:style-name="P162"/>
      <text:p text:style-name="P179">Termin<text:span text:style-name="T103">en</text:span> la <text:a xlink:type="simple" xlink:href="https://paulinoposada.github.io/web_e/web_e_2425/documents/practiques/practica_motor_4/practica_motor_4.pdf"><text:span text:style-name="T98">pràctica </text:span></text:a><text:a xlink:type="simple" xlink:href="https://paulinoposada.github.io/web_e/web_e_2425/documents/practiques/practica_motor_4/practica_motor_4.pdf"><text:span text:style-name="T98">motor 4</text:span></text:a><text:span text:style-name="T98"> </text:span>el<text:span text:style-name="T103">s</text:span> grup<text:span text:style-name="T103">s</text:span> <text:span text:style-name="T103">1,4 y 5</text:span>.</text:p>
      <text:p text:style-name="P179"/>
      <text:p text:style-name="P182">Falten per acabar els grups 3 i 6.</text:p>
      <text:p text:style-name="P179"/>
      <text:p text:style-name="P179"/>
      <text:p text:style-name="P47">Di<text:span text:style-name="T99">jous</text:span> <text:tab/><text:tab/><text:tab/><text:span text:style-name="T102">29</text:span>/0<text:span text:style-name="T93">5</text:span>/25</text:p>
      <text:p text:style-name="P47"/>
      <text:p text:style-name="P176">Co<text:span text:style-name="T102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176"/>
      <text:p text:style-name="P184">Comentem els exercicis 1, 2 i 3 del treball <text:a xlink:type="simple" xlink:href="https://paulinoposada.github.io/web_e/web_e_2425/documents/ta/ta_14.pdf">autònom 14</text:a>.</text:p>
      <text:p text:style-name="P273"/>
      <text:p text:style-name="P273"/>
      <text:p text:style-name="P283">Di<text:span text:style-name="T105">vendres</text:span> <text:tab/><text:tab/><text:tab/><text:span text:style-name="T105">30</text:span>/0<text:span text:style-name="T93">5</text:span>/25</text:p>
      <text:p text:style-name="P281"/>
      <text:p text:style-name="P275">Co<text:span text:style-name="T102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275"/>
      <text:p text:style-name="P276">Comentem els exercicis 1, 2 i 3 del treball <text:a xlink:type="simple" xlink:href="https://paulinoposada.github.io/web_e/web_e_2425/documents/ta/ta_14.pdf">autònom 14</text:a>.</text:p>
      <text:p text:style-name="P274"/>
      <text:p text:style-name="P274"/>
      <text:p text:style-name="P281">Di<text:span text:style-name="T92">mecres</text:span> <text:tab/><text:tab/><text:tab/><text:span text:style-name="T105">04</text:span>/0<text:span text:style-name="T105">6</text:span>/25</text:p>
      <text:p text:style-name="P281"/>
      <text:p text:style-name="P280">Comentem dubtes relatius a l'examen de demà.</text:p>
      <text:p text:style-name="P280"/>
      <text:p text:style-name="P274"/>
      <text:p text:style-name="P281">Di<text:span text:style-name="T99">jous</text:span> <text:tab/><text:tab/><text:tab/><text:span text:style-name="T105">05</text:span>/0<text:span text:style-name="T105">6</text:span>/25</text:p>
      <text:p text:style-name="P281"/>
      <text:p text:style-name="P280">Examen.</text:p>
      <text:p text:style-name="P27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6-09T12:09:43.019065604</dc:date>
    <meta:editing-duration>PT6H18M4S</meta:editing-duration>
    <meta:editing-cycles>142</meta:editing-cycles>
    <meta:document-statistic meta:table-count="0" meta:image-count="0" meta:object-count="0" meta:page-count="14" meta:paragraph-count="313" meta:word-count="1701" meta:character-count="10826" meta:non-whitespace-character-count="9199"/>
  </office:meta>
</office:document-meta>
</file>